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420b" officeooo:paragraph-rsid="0001420b"/>
    </style:style>
    <style:style style:name="P2" style:family="paragraph" style:parent-style-name="Standard">
      <style:text-properties officeooo:rsid="0003066f" officeooo:paragraph-rsid="0004edae"/>
    </style:style>
    <style:style style:name="P3" style:family="paragraph" style:parent-style-name="Standard">
      <style:text-properties officeooo:rsid="0003066f" officeooo:paragraph-rsid="0007887a"/>
    </style:style>
    <style:style style:name="T1" style:family="text">
      <style:text-properties officeooo:rsid="0004edae"/>
    </style:style>
    <style:style style:name="T2" style:family="text">
      <style:text-properties officeooo:rsid="000788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iodenüberschuss</text:p>
      <text:p text:style-name="P1"/>
      <text:p text:style-name="P1">In den ersten drei Perioden wir einen hohen Überschuss erzielt.</text:p>
      <text:p text:style-name="P1">Dies gelang durch einen hohen Absatz und einen Preis von 450€ pro Zelt. </text:p>
      <text:p text:style-name="P1">Dabei haben wir unter anderem von der Lieferunfähigkeit einiger Konkurrenten profitiert.</text:p>
      <text:p text:style-name="P2">In den Folgeperioden haben wir versucht den Preis <text:span text:style-name="T1">durch leichte Erhöhungen </text:span>an den Markt anzupassen. <text:span text:style-name="T1">Unsere Entscheidung die Fertigungskapazitäten in Periode 4 nicht voll auszlasten erwies sich als Fehler. Ddurch</text:span> haben <text:span text:style-name="T1">wir</text:span> Überschuss eingebüßt. </text:p>
      <text:p text:style-name="P3"><text:span text:style-name="T1">Für die letzte Periode hatten wir geplant einen hohen Absatz zu erzielen und erwarteten, dass die Konkurrenz das selbe Ziel hatte. Dies war jedoch nicht der Fall und wir setzten unseren Preis viel zu niedrig an, wodurch wir einen potentiellen Absatz von ca 2500 Zelten hatte. Zudem haben wir 600 Zelte an den Großhändler verkauft. Diese große Nachfrage konnten wir nicht nachkommen und die anderen Unternhemen konnten ihre Zelte zu einem höheren Preis verkaufen.</text:span></text:p>
      <text:p text:style-name="P3"/>
      <text:p text:style-name="P3"><text:span text:style-name="T2">Herstellkosten und Auslastung </text:span></text:p>
      <text:p text:style-name="P3"><text:span text:style-name="T2">Wir waren in der Lage unsere Herstellkosten immer weiter zu senken. Dies war unter anderem möglich da wir Auslastung des Personals auf 100% erhöhen konnten. Der Anstieg der Herstellkosten in Periode 4 kommt daher, dass die Fertigungsanlagen nur zu 85% ausgelastet waren.</text:span></text:p>
      <text:p text:style-name="P3"><text:span text:style-name="T2">In dieser Periode hatte ein Mitarbeiter gekündigt und die Neueinstellung von Mitarbeitern war in dieser Periode teuer. Da wir einen hohen Lagerbestand an Zelten hatten haben wir uns dazu entschlossen die Anlage für diese Periode mit geringer Auslastung zu betreiben und die Lager zu leeren.</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37S</meta:editing-duration>
    <meta:editing-cycles>6</meta:editing-cycles>
    <meta:generator>LibreOffice/4.1.2.3$Windows_x86 LibreOffice_project/40b2d7fde7e8d2d7bc5a449dc65df4d08a7dd38</meta:generator>
    <dc:date>2015-01-15T12:47:20.309000000</dc:date>
    <meta:document-statistic meta:table-count="0" meta:image-count="0" meta:object-count="0" meta:page-count="1" meta:paragraph-count="9" meta:word-count="233" meta:character-count="1537" meta:non-whitespace-character-count="1310"/>
    <meta:user-defined meta:name="Info 1"/>
    <meta:user-defined meta:name="Info 2"/>
    <meta:user-defined meta:name="Info 3"/>
    <meta:user-defined meta:name="Info 4"/>
  </office:meta>
</office:document-meta>
</file>